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
            <text:p>TransportProgressStatus</text:p>
          </table:table-cell>
          <table:table-cell table:style-name="ce8" office:value-type="string" office:string-value="Transport Progress Status. Details">
            <text:p>Transport Progress Status. Details</text:p>
          </table:table-cell>
          <table:table-cell table:style-name="ce8" office:value-type="string" office:string-value=""/>
          <table:table-cell table:style-name="ce8" office:value-type="string" office:string-value="Transport Progress Status">
            <text:p>Transport Progress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ation Network Manager to a Transport Service Provider giving the status of the whereabouts and schedule of the transport means involved in a transport service.">
            <text:p>A document sent from a Transportation Network Manager to a Transport Service Provider giving the status of the whereabouts and schedule of the transport means involved in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UBL Version Identifier. Identifier">
            <text:p>Transport Progress Status. UBL Vers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Customization Identifier. Identifier">
            <text:p>Transport Progress Status. Customiza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Profile Identifier. Identifier">
            <text:p>Transport Progress Status. Profile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Profile Execution Identifier. Identifier">
            <text:p>Transport Progress Status. Profile Execu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Identifier">
            <text:p>Transport Progress Status.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Copy_ Indicator. Indicator">
            <text:p>Transport Progress Status. Copy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UUID. Identifier">
            <text:p>Transport Progress Status. UUID.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Issue Date. Date">
            <text:p>Transport Progress Status. Issue Date. Dat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Issue Time. Time">
            <text:p>Transport Progress Status. Issue Time. Tim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Note. Text">
            <text:p>Transport Progress Status. Note. Text</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tatusAvailableIndicator">
            <text:p>StatusAvailableIndicator</text:p>
          </table:table-cell>
          <table:table-cell office:value-type="string" table:style-name="ce9" office:string-value="Transport Progress Status. Status Available_ Indicator. Indicator">
            <text:p>Transport Progress Status. Status Available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Status Available">
            <text:p>Status Available</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ransport progress information is available.">
            <text:p>Indicates whether transport progress information is availab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Progress Status. Signature">
            <text:p>Transport Progress Status. Signatur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Progress Status. Sender_ Party. Party">
            <text:p>Transport Progress Status. Send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text:p>The party send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Progress Status. Receiver_ Party. Party">
            <text:p>Transport Progress Status. Receiv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text:p>The party receiv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ourceIssuerParty">
            <text:p>SourceIssuerParty</text:p>
          </table:table-cell>
          <table:table-cell table:style-name="ce10" office:value-type="string" office:string-value="Transport Progress Status. Source Issuer_ Party. Party">
            <text:p>Transport Progress Status. Source Issu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ource Issuer">
            <text:p>Source Issu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that is the source of the Transport Progress Status.">
            <text:p>The party that is the source of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ProgressStatusRequestDocumentReference">
            <text:p>TransportProgressStatusRequestDocumentReference</text:p>
          </table:table-cell>
          <table:table-cell table:style-name="ce10" office:value-type="string" office:string-value="Transport Progress Status. Transport Progress Status Request_ Document Reference. Document Reference">
            <text:p>Transport Progress Status. Transport Progress Status Request_ Document Reference. Document Referenc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Progress Status Request document to which this status report is a response.">
            <text:p>A reference to the Transport Progress Status Request document to which this statu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Means">
            <text:p>TransportMeans</text:p>
          </table:table-cell>
          <table:table-cell table:style-name="ce10" office:value-type="string" office:string-value="Transport Progress Status. Transport Means">
            <text:p>Transport Progress Status. Transport Means</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text:p>The transport means by which the current transport service is effectu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Schedule">
            <text:p>TransportSchedule</text:p>
          </table:table-cell>
          <table:table-cell table:style-name="ce10" office:value-type="string" office:string-value="Transport Progress Status. Transport Schedule">
            <text:p>Transport Progress Status. Transport Schedul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Schedule">
            <text:p>Transport Schedule</text:p>
          </table:table-cell>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scribes the status and schedule of the transport means operating the transport service as well as the current location of the transport means.">
            <text:p>Describes the status and schedule of the transport means operating the transport service as well as the current location of the transport mea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